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youtFactory.getLayou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Factory.inform( RemoveLayou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Factory.newInstance( String layout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Factory.setLayoutTypesMap( final Map typ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ayoutFactory.remove( Layout lay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LayoutFactory.newInstance( String layoutTypeName ,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LayoutFactory.newInstance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